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/>
    </style:style>
    <style:style style:name="T8" style:family="text">
      <style:text-properties style:font-name="Times New Roman3" fo:font-size="14pt" fo:language="en" fo:country="US"/>
    </style:style>
    <style:style style:name="T9" style:family="text">
      <style:text-properties style:font-name="Times New Roman3" fo:font-size="14pt" fo:language="en" fo:country="US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9cm" draw:z-index="0"><draw:image xlink:href="../../odt_eng/images/1010.png" xlink:type="simple" xlink:show="embed" xlink:actuate="onLoad"/></draw:frame></text:p>
          </table:table-cell>
          <table:table-cell table:style-name="Table1.B1" office:value-type="string">
            <text:h text:style-name="P6" text:outline-level="1">Phase Portrait 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cm" svg:height="1.61cm" draw:z-index="0"><draw:image xlink:href="../../odt_eng/images/1010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4">The unit is </text:span><text:span text:style-name="T5">vectorized </text:span><text:span text:style-name="T4">and has </text:span><text:span text:style-name="T5">two</text:span><text:span text:style-name="T3"> </text:span><text:span text:style-name="T4">inputs, implements the display of current simulation results on the </text:span><text:span text:style-name="T5">phase plane</text:span><text:span text:style-name="T4"> for </text:span><text:span text:style-name="T2">one pair </text:span><text:span text:style-name="T4">or simultaneously for </text:span><text:span text:style-name="T2">a number of pairs of phase variables</text:span><text:span text:style-name="T4">.</text:span></text:p>
            <text:p text:style-name="P4"><text:span text:style-name="T6">The unit has two </text:span><text:span text:style-name="T7">vectorized </text:span><text:span text:style-name="T6">inputs:</text:span> <text:span text:style-name="T6">the abscissa value is taken from the first input the ordinate value is taken from the second input.</text:span> <text:span text:style-name="T6">Dimensions of input signals </text:span><text:span text:style-name="T7">shall be the same</text:span><text:span text:style-name="T6">.</text:span></text:p>
            <text:p text:style-name="P5">The unit applies the graphic window similar to the one applied by the unit <text:span text:style-name="T1">Time diagram</text:span>.</text:p>
            <text:p text:style-name="P5">Dimensions of inputs shall be the same.</text:p>
            <text:p text:style-name="Text_20_body"><text:span text:style-name="T9">Properties:</text:span><text:span text:style-name="T10"> </text:span><text:span text:style-name="T8">Any properties shall not be set for the operation of the unit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Фазовый портрет</dc:title>
    <dc:date>2012-03-05T20:55:10.03</dc:date>
    <meta:editing-cycles>85</meta:editing-cycles>
    <meta:editing-duration>PT2H44M55S</meta:editing-duration>
    <dc:creator>Александр </dc:creator>
    <meta:document-statistic meta:table-count="1" meta:image-count="2" meta:object-count="0" meta:page-count="1" meta:paragraph-count="10" meta:word-count="106" meta:character-count="607"/>
    <meta:user-defined meta:name="Поле 1"/>
    <meta:user-defined meta:name="Поле 2"/>
    <meta:user-defined meta:name="Поле 3"/>
    <meta:user-defined meta:name="Поле 4"/>
  </office:meta>
</office:document-meta>
</file>